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e8000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00006f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49" draw:layer="" svg:width="149.99978400000pt" svg:height="99.99999200000pt" svg:x="0.00000000000pt" svg:y="0.00002459375pt"/>
          <draw:rect draw:style-name="gr3" draw:id="shape3" draw:name="rect280" draw:layer="" svg:width="149.99978400000pt" svg:height="50.00006720000pt" svg:x="0.00000000000pt" svg:y="0.00002459375pt"/>
          <draw:path draw:style-name="gr4" draw:id="shape4" draw:name="path279" draw:layer="" svg:width="74.50304515241pt" svg:height="99.61514699382pt" svg:viewBox="0 0 75 100" svg:d="M0 0L74.503 49.8397L0 99.6151Z" koffice:nodeTypes="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4:01</dc:date>
    <meta:creation-date>2011-05-22T06:11:41</meta:creation-date>
    <dc:creator>Yue Liu</dc:creator>
  </office:meta>
</office:document-meta>
</file>